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="" draw:marker-end="Arrow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marker-end="Arrow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45cm" svg:height="1.27cm" svg:x="2.055cm" svg:y="1.275cm">
          <text:p text:style-name="P1"><text:span text:style-name="T1">Main Fib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05cm" svg:y1="3.764cm" svg:x2="5.793cm" svg:y2="4.567cm" draw:start-shape="id1" draw:start-glue-point="8" draw:end-shape="id2" draw:end-glue-point="0" svg:d="m5805 3764v403h-12v400">
          <text:p/>
        </draw:connector>
        <draw:custom-shape draw:style-name="gr3" draw:text-style-name="P3" draw:id="id2" draw:layer="layout" svg:width="2.837cm" svg:height="0.795cm" svg:x="4.375cm" svg:y="4.567cm">
          <text:p text:style-name="P1"><text:span text:style-name="T2">读取完成消息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" draw:layer="layout" svg:width="0.6cm" svg:height="0.6cm" svg:x="5.506cm" svg:y="3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587cm" svg:y1="1cm" svg:x2="9.587cm" svg:y2="26.94cm">
          <text:p/>
        </draw:line>
        <draw:line draw:style-name="gr5" draw:text-style-name="P1" draw:layer="layout" svg:x1="15.487cm" svg:y1="1cm" svg:x2="15.487cm" svg:y2="26.94cm">
          <text:p/>
        </draw:line>
        <draw:custom-shape draw:style-name="gr6" draw:text-style-name="P1" draw:id="id3" draw:layer="layout" svg:width="1.988cm" svg:height="0.788cm" svg:x="4.812cm" svg:y="6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4" draw:layer="layout" svg:width="1.988cm" svg:height="0.788cm" svg:x="4.812cm" svg:y="7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5" draw:layer="layout" svg:width="1.988cm" svg:height="0.788cm" svg:x="4.812cm" svg:y="8.8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6" draw:layer="layout" svg:width="1.988cm" svg:height="0.788cm" svg:x="4.799cm" svg:y="10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793cm" svg:y1="5.362cm" svg:x2="5.805cm" svg:y2="6.024cm" draw:start-shape="id2" draw:start-glue-point="2" draw:end-shape="id3" draw:end-glue-point="4" svg:d="m5793 5362v331h12v331">
          <text:p/>
        </draw:connector>
        <draw:connector draw:style-name="gr7" draw:text-style-name="P1" draw:layer="layout" svg:x1="5.805cm" svg:y1="8.21cm" svg:x2="5.805cm" svg:y2="8.824cm" draw:start-shape="id4" draw:start-glue-point="6" svg:d="m5805 8210v614">
          <text:p/>
        </draw:connector>
        <draw:connector draw:style-name="gr7" draw:text-style-name="P1" draw:layer="layout" svg:x1="5.805cm" svg:y1="6.81cm" svg:x2="5.805cm" svg:y2="7.424cm" draw:start-shape="id3" draw:start-glue-point="6" draw:end-shape="id4" draw:end-glue-point="4" svg:d="m5805 6810v614">
          <text:p/>
        </draw:connector>
        <draw:connector draw:style-name="gr7" draw:text-style-name="P1" draw:layer="layout" svg:x1="5.805cm" svg:y1="9.61cm" svg:x2="5.792cm" svg:y2="10.249cm" draw:start-shape="id5" draw:start-glue-point="6" draw:end-shape="id6" draw:end-glue-point="4" svg:d="m5805 9610v321h-13v318">
          <text:p/>
        </draw:connector>
        <draw:custom-shape draw:style-name="gr8" draw:text-style-name="P3" draw:id="id7" draw:layer="layout" svg:width="2.837cm" svg:height="0.795cm" svg:x="4.362cm" svg:y="11.787cm">
          <text:p text:style-name="P1"><text:span text:style-name="T2">Quit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5.792cm" svg:y1="11.035cm" svg:x2="5.78cm" svg:y2="11.787cm" draw:start-shape="id6" draw:start-glue-point="6" draw:end-shape="id7" draw:end-glue-point="0" svg:d="m5792 11035v377h-12v375">
          <text:p/>
        </draw:connector>
        <draw:path draw:style-name="gr9" draw:text-style-name="P1" draw:id="id8" draw:layer="layout" svg:width="0.749cm" svg:height="0.737cm" svg:x="5.4cm" svg:y="13.299cm" svg:viewBox="0 0 750 738" svg:d="m374 0c212 0 375 160 375 368s-163 368-375 368-374-160-374-368 162-368 374-368zm-374 0zm750 738zm-376-675c170 0 300 129 300 299s-130 300-300 300-299-130-299-300 129-299 299-299zm-299 0zm601 601z">
          <text:p/>
        </draw:path>
        <draw:connector draw:style-name="gr7" draw:text-style-name="P1" draw:layer="layout" svg:x1="5.78cm" svg:y1="12.582cm" svg:x2="5.775cm" svg:y2="13.299cm" draw:start-shape="id7" draw:start-glue-point="2" draw:end-shape="id8" draw:end-glue-point="0" svg:d="m5780 12582v359h-5v358">
          <text:p/>
        </draw:connector>
        <draw:connector draw:style-name="gr7" draw:text-style-name="P1" draw:layer="layout" draw:line-skew="-2.223cm" svg:x1="4.799cm" svg:y1="10.642cm" svg:x2="5.793cm" svg:y2="4.567cm" draw:start-shape="id6" draw:start-glue-point="5" draw:end-shape="id2" draw:end-glue-point="0" svg:d="m4799 10642h-3149v-6577h4143v502">
          <text:p/>
        </draw:connector>
        <draw:custom-shape draw:style-name="gr3" draw:text-style-name="P3" draw:id="id9" draw:layer="layout" svg:width="2.163cm" svg:height="0.795cm" svg:x="2.146cm" svg:y="8.806cm">
          <text:p text:style-name="P1"><text:span text:style-name="T2">Delete Fiber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0" draw:layer="layout" svg:width="1.937cm" svg:height="0.795cm" svg:x="2.313cm" svg:y="7.417cm">
          <text:p text:style-name="P1"><text:span text:style-name="T2">AddTask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.812cm" svg:y1="9.217cm" svg:x2="4.309cm" svg:y2="9.203cm" draw:start-shape="id5" draw:start-glue-point="5" draw:end-shape="id9" draw:end-glue-point="1" svg:d="m4812 9217h-251v-14h-252">
          <text:p/>
        </draw:connector>
        <draw:connector draw:style-name="gr7" draw:text-style-name="P1" draw:layer="layout" svg:x1="2.146cm" svg:y1="9.203cm" svg:x2="5.793cm" svg:y2="4.567cm" draw:start-shape="id9" draw:start-glue-point="3" draw:end-shape="id2" draw:end-glue-point="0" svg:d="m2146 9203h-502v-5138h4149v502">
          <text:p/>
        </draw:connector>
        <draw:connector draw:style-name="gr7" draw:text-style-name="P1" draw:layer="layout" svg:x1="4.812cm" svg:y1="7.817cm" svg:x2="4.25cm" svg:y2="7.814cm" draw:start-shape="id4" draw:start-glue-point="5" draw:end-shape="id10" draw:end-glue-point="1" svg:d="m4812 7817h-281v-3h-281">
          <text:p/>
        </draw:connector>
        <draw:connector draw:style-name="gr7" draw:text-style-name="P1" draw:layer="layout" draw:line-skew="-0.161cm" svg:x1="2.313cm" svg:y1="7.814cm" svg:x2="5.793cm" svg:y2="4.567cm" draw:start-shape="id10" draw:start-glue-point="3" draw:end-shape="id2" draw:end-glue-point="0" svg:d="m2313 7814h-663v-3749h4143v502">
          <text:p/>
        </draw:connector>
        <draw:custom-shape draw:style-name="gr8" draw:text-style-name="P3" draw:id="id11" draw:layer="layout" svg:width="2.987cm" svg:height="0.795cm" svg:x="7.35cm" svg:y="6.005cm">
          <text:p text:style-name="P1"><text:span text:style-name="T2">SwitchToFiber()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6.8cm" svg:y1="6.417cm" svg:x2="7.35cm" svg:y2="6.402cm" draw:start-shape="id3" draw:start-glue-point="7" draw:end-shape="id11" draw:end-glue-point="3" svg:d="m6800 6417h275v-15h275">
          <text:p/>
        </draw:connector>
        <draw:connector draw:style-name="gr7" draw:text-style-name="P1" draw:layer="layout" svg:x1="10.337cm" svg:y1="6.402cm" svg:x2="10.787cm" svg:y2="7.475cm" draw:start-shape="id11" draw:start-glue-point="1" draw:end-shape="id12" draw:end-glue-point="0" svg:d="m10337 6402h450v1073">
          <text:p/>
        </draw:connector>
        <draw:polygon draw:style-name="gr10" draw:text-style-name="P1" draw:id="id12" draw:layer="layout" svg:width="1.15cm" svg:height="0.086cm" svg:x="10.212cm" svg:y="7.475cm" svg:viewBox="0 0 1151 87" draw:points="0,87 0,0 1151,0 1151,87">
          <text:p/>
        </draw:polygon>
        <draw:custom-shape draw:style-name="gr3" draw:text-style-name="P3" draw:id="id13" draw:layer="layout" svg:width="1.937cm" svg:height="0.795cm" svg:x="11.975cm" svg:y="8.417cm">
          <text:p text:style-name="P1"><text:span text:style-name="T2">操作准备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14" draw:layer="layout" svg:width="3.112cm" svg:height="0.795cm" svg:x="11.412cm" svg:y="16.092cm">
          <text:p text:style-name="P1"><text:span text:style-name="T2">执行后续代码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7" draw:layer="layout" svg:width="1.937cm" svg:height="0.795cm" svg:x="11.95cm" svg:y="13.962cm">
          <text:p text:style-name="P1"><text:span text:style-name="T2">yield()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6" draw:layer="layout" svg:width="2.937cm" svg:height="0.795cm" svg:x="11.45cm" svg:y="11.805cm">
          <text:p text:style-name="P1"><text:span text:style-name="T2">设置</text:span><text:span text:style-name="T2">epoll event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1.363cm" svg:y1="7.518cm" svg:x2="12.943cm" svg:y2="8.417cm" draw:start-shape="id12" draw:start-glue-point="1" draw:end-shape="id13" draw:end-glue-point="0" svg:d="m11363 7518h1580v899">
          <text:p/>
        </draw:connector>
        <draw:connector draw:style-name="gr11" draw:text-style-name="P1" draw:layer="layout" draw:line-skew="3.473cm" svg:x1="10.787cm" svg:y1="7.562cm" svg:x2="12.968cm" svg:y2="16.092cm" draw:start-shape="id12" draw:start-glue-point="2" draw:end-shape="id14" svg:d="m10787 7562v7738h2181v792">
          <text:p/>
        </draw:connector>
        <draw:connector draw:style-name="gr7" draw:text-style-name="P1" draw:layer="layout" svg:x1="12.943cm" svg:y1="9.212cm" svg:x2="12.931cm" svg:y2="10.2cm" draw:start-shape="id13" draw:start-glue-point="2" draw:end-shape="id15" draw:end-glue-point="0" svg:d="m12943 9212v494h-12v494">
          <text:p/>
        </draw:connector>
        <draw:custom-shape draw:style-name="gr4" draw:text-style-name="P1" draw:id="id22" draw:layer="layout" svg:width="0.6cm" svg:height="0.6cm" svg:x="17.6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2.918cm" svg:y1="12.6cm" svg:x2="12.918cm" svg:y2="13.962cm" draw:start-shape="id16" draw:start-glue-point="2" draw:end-shape="id17" draw:end-glue-point="0" svg:d="m12918 12600v1362">
          <text:p/>
        </draw:connector>
        <draw:custom-shape draw:style-name="gr8" draw:text-style-name="P3" draw:id="id23" draw:layer="layout" svg:width="3.088cm" svg:height="0.795cm" svg:x="16.412cm" svg:y="10.987cm">
          <text:p text:style-name="P1"><text:span text:style-name="T2">epoll_wait()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18" draw:layer="layout" svg:width="3.088cm" svg:height="0.795cm" svg:x="16.425cm" svg:y="12.513cm">
          <text:p text:style-name="P1"><text:span text:style-name="T2">Pop Io</text:span><text:span text:style-name="T2">请求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19" draw:layer="layout" svg:width="3.088cm" svg:height="0.795cm" svg:x="16.432cm" svg:y="14.075cm">
          <text:p text:style-name="P1"><text:span text:style-name="T2">执行</text:span><text:span text:style-name="T2">Io</text:span><text:span text:style-name="T2">操作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20" draw:layer="layout" svg:width="3.387cm" svg:height="0.795cm" svg:x="16.283cm" svg:y="15.712cm">
          <text:p text:style-name="P1"><text:span text:style-name="T2">设置</text:span><text:span text:style-name="T2">epoll event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7.969cm" svg:y1="13.308cm" svg:x2="17.976cm" svg:y2="14.075cm" draw:start-shape="id18" draw:start-glue-point="2" draw:end-shape="id19" draw:end-glue-point="0" svg:d="m17969 13308v383h7v384">
          <text:p/>
        </draw:connector>
        <draw:connector draw:style-name="gr7" draw:text-style-name="P1" draw:layer="layout" svg:x1="17.976cm" svg:y1="14.87cm" svg:x2="17.976cm" svg:y2="15.712cm" draw:start-shape="id19" draw:start-glue-point="2" draw:end-shape="id20" draw:end-glue-point="0" svg:d="m17976 14870v842">
          <text:p/>
        </draw:connector>
        <draw:custom-shape draw:style-name="gr8" draw:text-style-name="P3" draw:id="id21" draw:layer="layout" svg:width="3.088cm" svg:height="0.795cm" svg:x="16.432cm" svg:y="17.735cm">
          <text:p text:style-name="P1"><text:span text:style-name="T2">Post</text:span><text:span text:style-name="T2">完成消息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7.976cm" svg:y1="16.507cm" svg:x2="17.976cm" svg:y2="17.735cm" draw:start-shape="id20" draw:end-shape="id21" draw:end-glue-point="0" svg:d="m17976 16507v1228">
          <text:p/>
        </draw:connector>
        <draw:connector draw:style-name="gr7" draw:text-style-name="P1" draw:layer="layout" svg:x1="17.949cm" svg:y1="10.298cm" svg:x2="17.956cm" svg:y2="10.987cm" draw:start-shape="id22" draw:start-glue-point="8" draw:end-shape="id23" draw:end-glue-point="0" svg:d="m17949 10298v346h7v343">
          <text:p/>
        </draw:connector>
        <draw:connector draw:style-name="gr7" draw:text-style-name="P1" draw:layer="layout" svg:x1="17.956cm" svg:y1="11.782cm" svg:x2="17.969cm" svg:y2="12.513cm" draw:start-shape="id23" draw:start-glue-point="2" draw:end-shape="id18" draw:end-glue-point="0" svg:d="m17956 11782v365h13v366">
          <text:p/>
        </draw:connector>
        <draw:connector draw:style-name="gr7" draw:text-style-name="P1" draw:layer="layout" svg:x1="17.976cm" svg:y1="18.53cm" svg:x2="17.956cm" svg:y2="10.987cm" draw:start-shape="id21" draw:start-glue-point="2" draw:end-shape="id23" draw:end-glue-point="0" svg:d="m17976 18530v501h2046v-8546h-2066v502">
          <text:p/>
        </draw:connector>
        <draw:connector draw:style-name="gr11" draw:text-style-name="P1" draw:layer="layout" draw:line-skew="0cm 5.863cm" svg:x1="12.968cm" svg:y1="16.887cm" svg:x2="5.793cm" svg:y2="4.567cm" draw:start-shape="id14" draw:start-glue-point="2" draw:end-shape="id2" draw:end-glue-point="0" svg:d="m12968 16887v501h2207v-13323h-9382v502">
          <text:p/>
        </draw:connector>
        <draw:connector draw:style-name="gr7" draw:text-style-name="P1" draw:layer="layout" draw:line-skew="0.775cm" svg:x1="13.887cm" svg:y1="14.359cm" svg:x2="5.793cm" svg:y2="4.567cm" draw:start-shape="id17" draw:start-glue-point="1" draw:end-shape="id2" draw:end-glue-point="0" svg:d="m13887 14359h1276v-10294h-9370v502">
          <text:p/>
        </draw:connector>
        <draw:custom-shape draw:style-name="gr1" draw:text-style-name="P2" draw:layer="layout" svg:width="5.138cm" svg:height="1.27cm" svg:x="9.912cm" svg:y="1.237cm">
          <text:p text:style-name="P1"><text:span text:style-name="T1">Work Fi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63cm" svg:height="1.27cm" svg:x="15.775cm" svg:y="1.237cm">
          <text:p text:style-name="P1"><text:span text:style-name="T1">epoll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24" draw:layer="layout" svg:width="3.175cm" svg:height="1.162cm" svg:x="8.587cm" svg:y="2.538cm">
          <text:p text:style-name="P1"><text:span text:style-name="T2">CompletionQueu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8.587cm" svg:y1="3.119cm" svg:x2="7.212cm" svg:y2="4.964cm" draw:start-shape="id24" draw:end-shape="id2" draw:end-glue-point="1" svg:d="m8587 3119-1375 1845">
          <text:p/>
        </draw:connector>
        <draw:connector draw:style-name="gr13" draw:text-style-name="P1" draw:layer="layout" draw:type="line" svg:x1="16.432cm" svg:y1="18.132cm" svg:x2="11.762cm" svg:y2="3.119cm" draw:start-shape="id21" draw:start-glue-point="3" draw:end-shape="id24" draw:end-glue-point="1" svg:d="m16432 18132-4670-15013">
          <text:p/>
        </draw:connector>
        <draw:custom-shape draw:style-name="gr12" draw:text-style-name="P3" draw:id="id25" draw:layer="layout" svg:width="2.4cm" svg:height="1.162cm" svg:x="15.698cm" svg:y="6.458cm">
          <text:p text:style-name="P1"><text:span text:style-name="T2">Io</text:span><text:span text:style-name="T2">请求队列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4.2cm" svg:y1="10.597cm" svg:x2="15.698cm" svg:y2="7.039cm" draw:start-shape="id15" draw:start-glue-point="1" draw:end-shape="id25" svg:d="m14200 10597 1498-3558">
          <text:p/>
        </draw:connector>
        <draw:connector draw:style-name="gr13" draw:text-style-name="P1" draw:layer="layout" draw:type="line" svg:x1="16.898cm" svg:y1="7.62cm" svg:x2="16.412cm" svg:y2="11.384cm" draw:start-shape="id25" draw:end-shape="id23" draw:end-glue-point="3" svg:d="m16898 7620-486 3764">
          <text:p/>
        </draw:connector>
        <draw:custom-shape draw:style-name="gr3" draw:text-style-name="P3" draw:id="id15" draw:layer="layout" svg:width="2.537cm" svg:height="0.795cm" svg:x="11.663cm" svg:y="10.2cm">
          <text:p text:style-name="P1"><text:span text:style-name="T2">Push Io</text:span><text:span text:style-name="T2">请求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12.931cm" svg:y1="10.995cm" svg:x2="12.918cm" svg:y2="11.805cm" draw:start-shape="id15" draw:start-glue-point="2" draw:end-shape="id16" draw:end-glue-point="0" svg:d="m12931 10995v405h-13v4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ongshanks </meta:initial-creator>
    <meta:creation-date>2009-12-01T16:35:40</meta:creation-date>
    <dc:date>2009-12-01T16:42:42</dc:date>
    <dc:creator>longshanks </dc:creator>
    <meta:editing-duration>PT00H07M03S</meta:editing-duration>
    <meta:editing-cycles>4</meta:editing-cycles>
    <meta:generator>OpenOffice.org/3.1$Linux OpenOffice.org_project/310m19$Build-9420</meta:generator>
    <meta:document-statistic meta:object-count="61"/>
  </office:meta>
</office:document-meta>
</file>